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roximaNova-Regular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heSansMono-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ProximaNova-Regular" fo:font-size="9.5pt" fo:font-style="normal" fo:font-weight="normal" style:font-name-asian="ProximaNova-Regular" style:font-size-asian="9.5pt" style:font-style-asian="normal" style:font-weight-asian="normal" style:font-name-complex="ProximaNova-Regular" style:font-size-complex="5.40000009536743pt" style:font-style-complex="normal" style:font-weight-complex="normal"/>
    </style:style>
    <style:style style:name="T2" style:family="text">
      <style:text-properties fo:color="#000000" style:font-name="ProximaNova-RegularIt" fo:font-size="9.5pt" fo:font-style="normal" fo:font-weight="normal" style:font-name-asian="ProximaNova-RegularIt" style:font-size-asian="9.5pt" style:font-style-asian="normal" style:font-weight-asian="normal" style:font-name-complex="ProximaNova-RegularIt" style:font-size-complex="5.40000009536743pt" style:font-style-complex="normal" style:font-weight-complex="normal"/>
    </style:style>
    <style:style style:name="T3" style:family="text">
      <style:text-properties fo:color="#000000" style:font-name="TheSansMono-Bold" fo:font-size="9pt" fo:font-style="normal" fo:font-weight="bold" style:font-name-asian="TheSansMono-Bold" style:font-size-asian="9pt" style:font-style-asian="normal" style:font-weight-asian="bold" style:font-name-complex="TheSansMono-Bold" style:font-size-complex="5.09999990463257pt" style:font-style-complex="normal" style:font-weight-complex="bold"/>
    </style:style>
  </office:automatic-styles>
  <office:body>
    <office:spreadsheet>
      <table:table table:name="for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string">
            <text:p>template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549">
            <text:p>549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sess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connect db from extern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language i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c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begin pa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login inf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language inf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float" office:value="556">
            <text:p>556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office:value-type="float" office:value="557">
            <text:p>557</text:p>
          </table:table-cell>
          <table:table-cell office:value-type="string">
            <text:p>forum.php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query needs to return six things:</text:span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result table</text:p>
          </table:table-cell>
          <table:table-cell table:style-name="ce2" office:value-type="string">
            <text:p>the ID and subject of each thread (whic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fetch print records</text:p>
          </table:table-cell>
          <table:table-cell table:style-name="ce3" office:value-type="string">
            <text:p><text:span text:style-name="T1">comes from the </text:span><text:span text:style-name="T2">threads </text:span><text:span text:style-name="T1">table), th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name of the user who posted the thread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in the first place (from </text:span><text:span text:style-name="T2">users</text:span><text:span text:style-name="T1">), the number of replies to each thread, the dat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thread was started, and the date the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thread last had a reply (all from </text:span><text:span text:style-name="T2">posts</text:span><text:span text:style-name="T1">)</text:span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563">
            <text:p>563</text:p>
          </table:table-cell>
          <table:table-cell office:value-type="string">
            <text:p>read.php</text:p>
          </table:table-cell>
          <table:table-cell/>
          <table:table-cell table:style-name="ce1" office:value-type="string">
            <text:p><text:s/><text:span text:style-name="T1">All this page has to do then</text:span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table:style-name="ce2" office:value-type="string">
            <text:p>is make sure it receives a valid thread ID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validate thread id</text:p>
          </table:table-cell>
          <table:table-cell table:style-name="ce2" office:value-type="string">
            <text:p>display every message, and display th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time zone</text:p>
          </table:table-cell>
          <table:table-cell table:style-name="ce2" office:value-type="string">
            <text:p>form for users to add their own repli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As in the </text:span><text:span text:style-name="T3">forum.php </text:span><text:span text:style-name="T1">page (Script 17.4),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query will format all of the dates an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imes in the user’s time zone, if the user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s logged in. To be able to adjust th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query accordingly, this variable stores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either the column’s name (</text:span><text:span text:style-name="T2">posted_on</text:span><text:span text:style-name="T1">,</text:span>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from the </text:span><text:span text:style-name="T2">posts </text:span><text:span text:style-name="T1">table) or the invocation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of MySQL’s </text:span><text:span text:style-name="T3">CONVERT_TZ() </text:span><text:span text:style-name="T1">function.</text:span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print messg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string">
            <text:p>includes/post_form.php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redirect if accessed b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confirm logged 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1">
            <text:p>55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essage textare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string">
            <text:p>post.php</text:p>
          </table:table-cell>
          <table:table-cell/>
          <table:table-cell table:style-name="ce1" office:value-type="string">
            <text:p><text:s/><text:span text:style-name="T1">primarily be used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to handle the form submission from </text:span><text:span text:style-name="T3">post_</text:span></text:p>
          </table:table-cell>
        </table:table-row>
        <table:table-row table:style-name="ro2">
          <table:table-cell table:number-columns-repeated="5"/>
          <table:table-cell table:style-name="ce5" office:value-type="string">
            <text:p>form.ph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3">
            <text:p>55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validate message subject</text:p>
          </table:table-cell>
          <table:table-cell table:style-name="ce1" office:value-type="string">
            <text:p><text:s/><text:span text:style-name="T1">three scenarios exist</text:span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validate body</text:p>
          </table:table-cell>
          <table:table-cell table:style-name="ce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5">
            <text:p>55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f form o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new thread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add record to post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7">
            <text:p>55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</table:table>
      <table:table table:name="regi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567">
            <text:p>567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buffer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nav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5">
            <text:p>565</text:p>
          </table:table-cell>
          <table:table-cell office:value-type="float" office:value="584">
            <text:p>584</text:p>
          </table:table-cell>
          <table:table-cell office:value-type="string">
            <text:p>includes/layout.cs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my_error_handle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office:value-type="string">
            <text:p>mysqli_connect.php</text:p>
          </table:table-cell>
          <table:table-cell office:value-type="string">
            <text:p>pdo.ph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">
            <text:p>573</text:p>
          </table:table-cell>
          <table:table-cell office:value-type="float" office:value="592">
            <text:p>592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 office:value-type="float" office:value="593">
            <text:p>593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6">
            <text:p>576</text:p>
          </table:table-cell>
          <table:table-cell office:value-type="float" office:value="595">
            <text:p>595</text:p>
          </table:table-cell>
          <table:table-cell office:value-type="string">
            <text:p>register.php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office:value-type="string">
            <text:p>trim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validate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number-columns-repeated="4"/>
          <table:table-cell office:value-type="string">
            <text:p>nam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emai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4"/>
          <table:table-cell office:value-type="string">
            <text:p>password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unique emai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2">
            <text:p>582</text:p>
          </table:table-cell>
          <table:table-cell office:value-type="float" office:value="601">
            <text:p>601</text:p>
          </table:table-cell>
          <table:table-cell/>
          <table:table-cell office:value-type="string">
            <text:p>register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send email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83">
            <text:p>583</text:p>
          </table:table-cell>
          <table:table-cell office:value-type="float" office:value="602">
            <text:p>602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4">
            <text:p>584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activate.php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timmed['email']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$_GET['x']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  <table:table-cell office:value-type="string">
            <text:p>$_GET['y']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table:style-name="ce1" office:value-type="string">
            <text:p><text:s/><text:span text:style-name="T1">Attempt to activate the user’s account</text:span>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9">
            <text:p>589</text:p>
          </table:table-cell>
          <table:table-cell office:value-type="float" office:value="608">
            <text:p>608</text:p>
          </table:table-cell>
          <table:table-cell office:value-type="string">
            <text:p>login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0">
            <text:p>590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1">
            <text:p>591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retrieve user info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redirect us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92">
            <text:p>592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3">
            <text:p>593</text:p>
          </table:table-cell>
          <table:table-cell office:value-type="float" office:value="612">
            <text:p>612</text:p>
          </table:table-cell>
          <table:table-cell office:value-type="string">
            <text:p>logout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4">
            <text:p>594</text:p>
          </table:table-cell>
          <table:table-cell office:value-type="float" office:value="613">
            <text:p>613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trieve user id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97">
            <text:p>597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create new random password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email password to user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8">
            <text:p>598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99">
            <text:p>599</text:p>
          </table:table-cell>
          <table:table-cell office:value-type="float" office:value="618">
            <text:p>6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redirect if mot logged in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validate</text:p>
          </table:table-cell>
          <table:table-cell office:value-type="string">
            <text:p>$_POST['pass']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3">
            <text:p>603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</table:table-row>
      </table:table>
      <table:table table:name="ecomm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627">
            <text:p>627</text:p>
          </table:table-cell>
          <table:table-cell office:value-type="string">
            <text:p>make databas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office:value-type="string">
            <text:p>admin/add_artist.php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string">
            <text:p>middle_nam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last_naam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6">
            <text:p>616</text:p>
          </table:table-cell>
          <table:table-cell office:value-type="float" office:value="635">
            <text:p>635</text:p>
          </table:table-cell>
          <table:table-cell/>
          <table:table-cell office:value-type="string">
            <text:p>add artist to db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office:value-type="string">
            <text:p>report result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36">
            <text:p>636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8">
            <text:p>618</text:p>
          </table:table-cell>
          <table:table-cell office:value-type="float" office:value="637">
            <text:p>637</text:p>
          </table:table-cell>
          <table:table-cell office:value-type="string">
            <text:p>admin/add_print.php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2">
            <text:p>622</text:p>
          </table:table-cell>
          <table:table-cell office:value-type="float" office:value="641">
            <text:p>641</text:p>
          </table:table-cell>
          <table:table-cell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post or get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nam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string">
            <text:p>create tmp name for uploaded img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23">
            <text:p>623</text:p>
          </table:table-cell>
          <table:table-cell office:value-type="float" office:value="642">
            <text:p>642</text:p>
          </table:table-cell>
          <table:table-cell/>
          <table:table-cell office:value-type="string">
            <text:p>move upload to more permanent destination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24">
            <text:p>624</text:p>
          </table:table-cell>
          <table:table-cell office:value-type="float" office:value="643">
            <text:p>643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office:value-type="string">
            <text:p>price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4"/>
          <table:table-cell office:value-type="string">
            <text:p>description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office:value-type="string">
            <text:p>artist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office:value-type="string">
            <text:p>insert record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5">
            <text:p>625</text:p>
          </table:table-cell>
          <table:table-cell office:value-type="float" office:value="644">
            <text:p>644</text:p>
          </table:table-cell>
          <table:table-cell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26">
            <text:p>626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orm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27">
            <text:p>627</text:p>
          </table:table-cell>
          <table:table-cell office:value-type="float" office:value="646">
            <text:p>646</text:p>
          </table:table-cell>
          <table:table-cell table:number-columns-repeated="3"/>
          <table:table-cell office:value-type="string">
            <text:p>artist pull-down menu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retrieve every artist from db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29">
            <text:p>629</text:p>
          </table:table-cell>
          <table:table-cell office:value-type="float" office:value="648">
            <text:p>648</text:p>
          </table:table-cell>
          <table:table-cell office:value-type="string">
            <text:p>includes/header.html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hea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number-columns-repeated="2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1">
            <text:p>631</text:p>
          </table:table-cell>
          <table:table-cell office:value-type="float" office:value="650">
            <text:p>650</text:p>
          </table:table-cell>
          <table:table-cell office:value-type="string">
            <text:p>includes/footer.htm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ndex.php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office:value-type="float" office:value="653">
            <text:p>653</text:p>
          </table:table-cell>
          <table:table-cell office:value-type="string">
            <text:p>browse_prints.php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select every print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6">
            <text:p>636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Overwrite if artist id in url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records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8">
            <text:p>638</text:p>
          </table:table-cell>
          <table:table-cell office:value-type="float" office:value="657">
            <text:p>657</text:p>
          </table:table-cell>
          <table:table-cell office:value-type="string">
            <text:p>view_print.php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row = FALSE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retrieve info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0">
            <text:p>640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set page titl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rint info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image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1">
            <text:p>641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string">
            <text:p>messag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42">
            <text:p>642</text:p>
          </table:table-cell>
          <table:table-cell office:value-type="float" office:value="661">
            <text:p>661</text:p>
          </table:table-cell>
          <table:table-cell office:value-type="string">
            <text:p>show_image.php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$image = FALSE;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$nam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43">
            <text:p>643</text:p>
          </table:table-cell>
          <table:table-cell office:value-type="float" office:value="662">
            <text:p>662</text:p>
          </table:table-cell>
          <table:table-cell/>
          <table:table-cell office:value-type="string">
            <text:p>if image value in url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if image file on server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3"/>
          <table:table-cell office:value-type="string">
            <text:p>retrieve image info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3"/>
          <table:table-cell office:value-type="string">
            <text:p>send the fil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office:value-type="string">
            <text:p>add_car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rint id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check if pid in cart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7">
            <text:p>647</text:p>
          </table:table-cell>
          <table:table-cell office:value-type="float" office:value="666">
            <text:p>666</text:p>
          </table:table-cell>
          <table:table-cell/>
          <table:table-cell office:value-type="string">
            <text:p>retrieve <text:s/>from db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add to cart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8">
            <text:p>648</text:p>
          </table:table-cell>
          <table:table-cell office:value-type="float" office:value="667">
            <text:p>667</text:p>
          </table:table-cell>
          <table:table-cell office:value-type="string">
            <text:p>view_cart.ph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$_POST['qty']</text:p>
          </table:table-cell>
          <table:table-cell office:value-type="string">
            <text:p>update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51">
            <text:p>651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display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table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returned records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52">
            <text:p>652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print</text:p>
          </table:table-cell>
          <table:table-cell office:value-type="string">
            <text:p>returned records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55">
            <text:p>655</text:p>
          </table:table-cell>
          <table:table-cell office:value-type="float" office:value="674">
            <text:p>67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includes/header.html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  <table:table-cell office:value-type="string">
            <text:p>$cid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$total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../mysqli_connect.php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3"/>
          <table:table-cell office:value-type="string">
            <text:p>turn off mysqli_autocommit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3"/>
          <table:table-cell office:value-type="string">
            <text:p>insert into orders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retrieve</text:p>
          </table:table-cell>
          <table:table-cell office:value-type="string">
            <text:p>$oid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3"/>
          <table:table-cell office:value-type="string">
            <text:p>prepare query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7">
            <text:p>657</text:p>
          </table:table-cell>
          <table:table-cell office:value-type="float" office:value="676">
            <text:p>676</text:p>
          </table:table-cell>
          <table:table-cell/>
          <table:table-cell office:value-type="string">
            <text:p>insert prints into db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3"/>
          <table:table-cell office:value-type="string">
            <text:p>confirm query results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  <table:table-cell office:value-type="string">
            <text:p>mysqli_rollback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/>
        </table:table-row>
      </table:table>
      <table:table table:name="vir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make db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string">
            <text:p>server organizatio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string">
            <text:p>includes/mysql.inc.php</text:p>
          </table:table-cell>
          <table:table-cell office:value-type="string">
            <text:p>pdo.php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BASE_URI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office:value-type="string">
            <text:p>session_start()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office:value-type="string">
            <text:p>function_my_error_handler(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$pages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office:value-type="string">
            <text:p>$this_page</text:p>
          </table:table-cell>
          <table:table-cell office:value-type="string">
            <text:p>Class = “selected”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office:value-type="string">
            <text:p>manage your account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login_form.inc.ph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dynamically generate links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string">
            <text:p>index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string">
            <text:p>includes/form_functions.inc.php</text:p>
          </table:table-cell>
          <table:table-cell office:value-type="string">
            <text:p>function create_form_input($name, $type, $errors) {}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string">
            <text:p>includes/mysql.inc.php</text:p>
          </table:table-cell>
          <table:table-cell office:value-type="string">
            <text:p>function get_password_hash($password) {}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string">
            <text:p>includes/config.inc.php</text:p>
          </table:table-cell>
          <table:table-cell office:value-type="string">
            <text:p>function redirect_invalid_user($check ='user_id', $destination='index.php', $protocol = 'http://') {}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string">
            <text:p>register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3"/>
          <table:table-cell office:value-type="string">
            <text:p>content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$reg_errors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$_POST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first_nam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last_nam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4"/>
          <table:table-cell office:value-type="string">
            <text:p>usernam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email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4"/>
          <table:table-cell office:value-type="string">
            <text:p>password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if availabl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username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3"/>
          <table:table-cell office:value-type="string">
            <text:p>add to db</text:p>
          </table:table-cell>
          <table:table-cell office:value-type="string">
            <text:p>users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if query success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number-columns-repeated="4"/>
          <table:table-cell office:value-type="string">
            <text:p>send email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both taken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string">
            <text:p>index.php</text:p>
          </table:table-cell>
          <table:table-cell office:value-type="string">
            <text:p>include</text:p>
          </table:table-cell>
          <table:table-cell office:value-type="string">
            <text:p>./includes/login.php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office:value-type="string">
            <text:p>includes/login.php</text:p>
          </table:table-cell>
          <table:table-cell office:value-type="string">
            <text:p>$login_errors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validat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  <table:table-cell office:value-type="string">
            <text:p>password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query db</text:p>
          </table:table-cell>
          <table:table-cell office:value-type="string">
            <text:p>IF(date_expires &gt;= NOW(), true, false)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if query success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table:number-columns-repeated="4"/>
          <table:table-cell office:value-type="string">
            <text:p>store data in session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string">
            <text:p>includes/login_form.inc.php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3"/>
          <table:table-cell office:value-type="string">
            <text:p>require_onc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string">
            <text:p>includes/logout.php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direct_invalid_user()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$_SESSION = array()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session_destroy()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3"/>
          <table:table-cell office:value-type="string">
            <text:p>setcooki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number-columns-repeated="3"/>
          <table:table-cell office:value-type="string">
            <text:p>$pass_errors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email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new password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add new password to db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send new password to user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number-columns-repeated="3"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"/>
          <table:table-cell office:value-type="string">
            <text:p>$pass_errors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number-columns-repeated="4"/>
          <table:table-cell office:value-type="string">
            <text:p>new password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validate vs db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table:number-columns-repeated="3"/>
          <table:table-cell office:value-type="string">
            <text:p>update db</text:p>
          </table:table-cell>
          <table:table-cell office:value-type="string">
            <text:p>new password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string">
            <text:p>create admin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string">
            <text:p>add_page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number-columns-repeated="3"/>
          <table:table-cell office:value-type="string">
            <text:p>redirect_invalid_user()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Site Content Pag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title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number-columns-repeated="4"/>
          <table:table-cell office:value-type="string">
            <text:p>category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number-columns-repeated="4"/>
          <table:table-cell office:value-type="string">
            <text:p>content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add to db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4"/>
          <table:table-cell office:value-type="string">
            <text:p>Add Dite Content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number-columns-repeated="4"/>
          <table:table-cell office:value-type="string">
            <text:p>category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number-columns-repeated="4"/>
          <table:table-cell office:value-type="string">
            <text:p>content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string">
            <text:p>tiny_mce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string">
            <text:p>add_page.php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tiny_mce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string">
            <text:p>category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category id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category title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report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$page_title</text:p>
          </table:table-cell>
          <table:table-cell office:value-type="string">
            <text:p>category titl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f not aactive user</text:p>
          </table:table-cell>
          <table:table-cell office:value-type="string">
            <text:p>message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s associated with category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report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string">
            <text:p>page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age id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age info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mysqli_fetch_array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if user account current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content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office:value-type="string">
            <text:p>config.inc.php</text:p>
          </table:table-cell>
          <table:table-cell office:value-type="string">
            <text:p>define('PDFS_DIR', BASE_URI . 'pdfs/');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4">
            <text:p>124</text:p>
          </table:table-cell>
          <table:table-cell office:value-type="float" office:value="141">
            <text:p>141</text:p>
          </table:table-cell>
          <table:table-cell office:value-type="string">
            <text:p>add_pdf.php</text:p>
          </table:table-cell>
          <table:table-cell office:value-type="string">
            <text:p>require_onc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redirect_invalid_user()</text:p>
          </table:table-cell>
          <table:table-cell office:value-type="string">
            <text:p>user admin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Add a PDF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3"/>
          <table:table-cell office:value-type="string">
            <text:p>$add_pdf_errors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title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number-columns-repeated="4"/>
          <table:table-cell office:value-type="string">
            <text:p>description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  <table:table-cell office:value-type="string">
            <text:p>upload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validate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$tmp_name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dest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move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number-columns-repeated="3"/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insert into db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rename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form_functions.inc.php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form</text:p>
          </table:table-cell>
          <table:table-cell office:value-type="string">
            <text:p>Add PDF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string">
            <text:p>pdf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f user not active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pdf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string">
            <text:p>pdf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number-columns-repeated="3"/>
          <table:table-cell office:value-type="string">
            <text:p>$valid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pdf id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query db</text:p>
          </table:table-cell>
          <table:table-cell office:value-type="string">
            <text:p>pdf info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3"/>
          <table:table-cell office:value-type="string">
            <text:p>if user account current</text:p>
          </table:table-cell>
          <table:table-cell office:value-type="string">
            <text:p>pdf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number-columns-repeated="3"/>
          <table:table-cell office:value-type="string">
            <text:p>if !user account current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string">
            <text:p>register.php</text:p>
          </table:table-cell>
          <table:table-cell office:value-type="string">
            <text:p>thanks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paypal</text:p>
          </table:table-cell>
          <table:table-cell office:value-type="string">
            <text:p>button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number-columns-repeated="5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query db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string">
            <text:p>thanks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number-columns-repeated="3"/>
          <table:table-cell office:value-type="string">
            <text:p>query db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string">
            <text:p>cancel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string">
            <text:p>ipn.php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string">
            <text:p>thanks.php</text:p>
          </table:table-cell>
          <table:table-cell office:value-type="string">
            <text:p>query db</text:p>
          </table:table-cell>
          <table:table-cell office:value-type="string">
            <text:p>updat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renew.php</text:p>
          </table:table-cell>
          <table:table-cell office:value-type="string">
            <text:p>require</text:p>
          </table:table-cell>
          <table:table-cell office:value-type="string">
            <text:p>./includes/config.inc.php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Renew Your Account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form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  <table:table-cell office:value-type="string">
            <text:p>paypal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</table:table>
      <table:table table:name="coffee" table:style-name="ta1" table:print="false">
        <table:table-column table:style-name="co1" table:number-columns-repeated="6" table:default-cell-style-name="Default"/>
        <table:table-column table:style-name="co1" table:default-cell-style-name="ce8"/>
        <table:table-column table:style-name="co1" table:default-cell-style-name="Default"/>
        <table:table-row table:style-name="ro2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  <table:table-cell office:value-type="string">
            <text:p>activity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183">
            <text:p>183</text:p>
          </table:table-cell>
          <table:table-cell office:value-type="string">
            <text:p>make db</text:p>
          </table:table-cell>
          <table:table-cell table:number-columns-repeated="2"/>
          <table:table-cell office:value-type="string">
            <text:p>db layout, schem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office:value-type="string">
            <text:p>server organization</text:p>
          </table:table-cell>
          <table:table-cell table:number-columns-repeated="2"/>
          <table:table-cell office:value-type="string">
            <text:p>spin up the serv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string">
            <text:p>password protect</text:p>
          </table:table-cell>
          <table:table-cell/>
          <table:table-cell office:value-type="string">
            <text:p>toto mozno nie..?</text:p>
          </table:table-cell>
          <table:table-cell office:value-type="string">
            <text:p>./htdocs/includes/footer.html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string">
            <text:p>.htaccess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string">
            <text:p>ssl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9">
            <text:p>179</text:p>
          </table:table-cell>
          <table:table-cell office:value-type="float" office:value="196">
            <text:p>196</text:p>
          </table:table-cell>
          <table:table-cell office:value-type="string">
            <text:p>..secure../mysql.inc.php</text:p>
          </table:table-cell>
          <table:table-cell table:number-columns-repeated="2"/>
          <table:table-cell office:value-type="string">
            <text:p>connecting to db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97">
            <text:p>197</text:p>
          </table:table-cell>
          <table:table-cell office:value-type="string">
            <text:p>includes/config.php</text:p>
          </table:table-cell>
          <table:table-cell table:number-columns-repeated="2"/>
          <table:table-cell office:value-type="string">
            <text:p>config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office:value-type="string">
            <text:p>includes/header.html</text:p>
          </table:table-cell>
          <table:table-cell table:number-columns-repeated="2"/>
          <table:table-cell office:value-type="string">
            <text:p>head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string">
            <text:p>includes/footer.html</text:p>
          </table:table-cell>
          <table:table-cell table:number-columns-repeated="2"/>
          <table:table-cell office:value-type="string">
            <text:p>footer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office:value-type="string">
            <text:p>prepared statements</text:p>
          </table:table-cell>
          <table:table-cell table:number-columns-repeated="3"/>
          <table:table-cell office:value-type="string">
            <text:p>procedures.php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 office:value-type="string">
            <text:p>stored routines</text:p>
          </table:table-cell>
          <table:table-cell/>
          <table:table-cell office:value-type="string">
            <text:p>dont work on hg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211">
            <text:p>211</text:p>
          </table:table-cell>
          <table:table-cell office:value-type="string">
            <text:p>populate db</text:p>
          </table:table-cell>
          <table:table-cell/>
          <table:table-cell office:value-type="string">
            <text:p>dummy values</text:p>
          </table:table-cell>
          <table:table-cell office:value-type="string">
            <text:p>populate db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  <table:table-cell office:value-type="string">
            <text:p>stored procedures</text:p>
          </table:table-cell>
          <table:table-cell/>
          <table:table-cell office:value-type="string">
            <text:p>should you go this way</text:p>
          </table:table-cell>
          <table:table-cell/>
          <table:table-cell office:value-type="string">
            <text:p>procedures.php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">
            <text:p>197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select every coffee product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select every non-coffee product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select every sale item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select a few random sale item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stored procedures</text:p>
          </table:table-cell>
          <table:table-cell table:number-columns-repeated="3"/>
          <table:table-cell office:value-type="string">
            <text:p>procedures.php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1">
            <text:p>201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select_categories()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2">
            <text:p>202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select_products()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table:number-columns-repeated="2"/>
          <table:table-cell office:value-type="string">
            <text:p>new query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 table:number-columns-repeated="2"/>
          <table:table-cell office:value-type="string">
            <text:p>update query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3">
            <text:p>203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select_sale_items()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4">
            <text:p>204</text:p>
          </table:table-cell>
          <table:table-cell office:value-type="float" office:value="221">
            <text:p>221</text:p>
          </table:table-cell>
          <table:table-cell office:value-type="string">
            <text:p>shop.php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require</text:p>
          </table:table-cell>
          <table:table-cell office:value-type="string">
            <text:p>./includes/config.inc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sset</text:p>
          </table:table-cell>
          <table:table-cell office:value-type="string">
            <text:p>$_GET['type']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style-name="ce6" office:value-type="string">
            <text:p>include('./htdocs/includes/procedures.php'); 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elect_categories(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f success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  <table:table-cell table:style-name="ce6" office:value-type="string">
            <text:p>if ($row_count &gt; 0) { </text:p>
          </table:table-cell>
          <table:table-cell office:value-type="string">
            <text:p>include</text:p>
          </table:table-cell>
          <table:table-cell office:value-type="string">
            <text:p>./views/list_cattegories.html</text:p>
          </table:table-cell>
          <table:table-cell table:style-name="ce9" office:value-type="string">
            <text:p>./htdocs/views/error.html 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07">
            <text:p>207</text:p>
          </table:table-cell>
          <table:table-cell office:value-type="float" office:value="224">
            <text:p>224</text:p>
          </table:table-cell>
          <table:table-cell table:style-name="ce7" office:value-type="string">
            <text:p>views/error.html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8">
            <text:p>208</text:p>
          </table:table-cell>
          <table:table-cell office:value-type="float" office:value="225">
            <text:p>225</text:p>
          </table:table-cell>
          <table:table-cell office:value-type="string">
            <text:p>views/list_categories.html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string">
            <text:p>browse.php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sset</text:p>
          </table:table-cell>
          <table:table-cell office:value-type="string">
            <text:p>$_GET['type']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$_GET['category']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$_GET['id']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1">
            <text:p>211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office:value-type="string">
            <text:p>./htdocs/views/error.html 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footer.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select_products()</text:p>
          </table:table-cell>
          <table:table-cell/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f succes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views/list_products.htm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views/list_coffees.html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include</text:p>
          </table:table-cell>
          <table:table-cell office:value-type="string">
            <text:p>./views/noproducts.htm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views/list_products.html</text:p>
          </table:table-cell>
          <table:table-cell table:number-columns-repeated="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&lt;strong&gt;Availability...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replace</text:p>
          </table:table-cell>
          <table:table-cell office:value-type="string">
            <text:p>$row['price']</text:p>
          </table:table-cell>
          <table:table-cell office:value-type="string">
            <text:p>get_sale_price($type, $row['price'], $row['sale_price'])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  <table:table-cell office:value-type="string">
            <text:p>views/list_coffees.html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4">
            <text:p>224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replace</text:p>
          </table:table-cell>
          <table:table-cell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string">
            <text:p>views/noproducts.html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7">
            <text:p>217</text:p>
          </table:table-cell>
          <table:table-cell office:value-type="float" office:value="234">
            <text:p>234</text:p>
          </table:table-cell>
          <table:table-cell office:value-type="string">
            <text:p>includes/product_functions.inc.php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get_stock_status($stock)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get_price($type, $regular, $sales)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8">
            <text:p>248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get_shipping()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242">
            <text:p>242</text:p>
          </table:table-cell>
          <table:table-cell office:value-type="string">
            <text:p>index.php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/>
          <table:table-cell table:style-name="ce6" office:value-type="string">
            <text:p>require(MYSQL) </text:p>
          </table:table-cell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office:value-type="string">
            <text:p>./htdocs/includes/procedures.php</text:p>
          </table:table-cell>
          <table:table-cell office:value-type="string">
            <text:p>./htdocs/views/home.html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string">
            <text:p>views/home.html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string">
            <text:p>sales.php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  <table:table-cell office:value-type="string">
            <text:p>select_sale_items()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list_sales.html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noproducts.html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2"/>
          <table:table-cell office:value-type="string">
            <text:p>views/list_sale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string">
            <text:p>stored procedures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2">
            <text:p>232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update_cart()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string">
            <text:p>includes/product_functions.inc.php</text:p>
          </table:table-cell>
          <table:table-cell table:number-columns-repeated="4"/>
        </table:table-row>
        <table:table-row table:style-name="ro2">
          <table:table-cell office:value-type="float" office:value="57">
            <text:p>57</text:p>
          </table:table-cell>
          <table:table-cell table:number-columns-repeated="3"/>
          <table:table-cell office:value-type="string">
            <text:p>get_just_price()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5">
            <text:p>235</text:p>
          </table:table-cell>
          <table:table-cell office:value-type="float" office:value="252">
            <text:p>252</text:p>
          </table:table-cell>
          <table:table-cell/>
          <table:table-cell office:value-type="string">
            <text:p>parse_sku()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string">
            <text:p>cart.php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style-name="ce10" office:value-type="string">
            <text:p>ob_start() </text:p>
          </table:table-cell>
          <table:table-cell office:value-type="string">
            <text:p>// <text:s/>this ob_start je debug, nemas ho ukonceny, checkni gfx book page 56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COOKIE['SESSION']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37">
            <text:p>237</text:p>
          </table:table-cell>
          <table:table-cell office:value-type="float" office:value="254">
            <text:p>254</text:p>
          </table:table-cell>
          <table:table-cell/>
          <table:table-cell office:value-type="string">
            <text:p>setcookie</text:p>
          </table:table-cell>
          <table:table-cell/>
          <table:table-cell office:value-type="string">
            <text:p>'SESSION', $uid, time() + (60 * 60 * 24 * 30)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header.html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/>
          <table:table-cell office:value-type="string">
            <text:p>./htdocs/includes/procedures.php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GET['sku']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number-columns-repeated="3"/>
          <table:table-cell office:value-type="string">
            <text:p>add_to_cart()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when did u define..? =&gt;</text:p>
          </table:table-cell>
          <table:table-cell/>
          <table:table-cell office:value-type="string">
            <text:p>remove_from_wish_list()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isset</text:p>
          </table:table-cell>
          <table:table-cell office:value-type="string">
            <text:p>$_POST['quantity']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number-columns-repeated="3"/>
          <table:table-cell office:value-type="string">
            <text:p>update_cart()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cart.html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number-columns-repeated="4"/>
          <table:table-cell office:value-type="string">
            <text:p>./views/emptycart.html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2"/>
          <table:table-cell office:value-type="string">
            <text:p>views/emptycart.html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table:number-columns-repeated="2"/>
          <table:table-cell office:value-type="string">
            <text:p>views/cart.html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string">
            <text:p>wishlist.php</text:p>
          </table:table-cell>
          <table:table-cell table:number-columns-repeated="4"/>
        </table:table-row>
        <table:table-row table:style-name="ro2">
          <table:table-cell office:value-type="float" office:value="82">
            <text:p>8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COOKIE['SESSION']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number-columns-repeated="3"/>
          <table:table-cell office:value-type="string">
            <text:p>setcookie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number-columns-repeated="3"/>
          <table:table-cell office:value-type="string">
            <text:p>$page_title</text:p>
          </table:table-cell>
          <table:table-cell office:value-type="string">
            <text:p>Coffee - Your Wish List'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GET['sku']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number-columns-repeated="3"/>
          <table:table-cell office:value-type="string">
            <text:p>remove_from_wish_list()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5">
            <text:p>245</text:p>
          </table:table-cell>
          <table:table-cell office:value-type="float" office:value="262">
            <text:p>262</text:p>
          </table:table-cell>
          <table:table-cell/>
          <table:table-cell office:value-type="string">
            <text:p>add_to_wish_list()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number-columns-repeated="3"/>
          <table:table-cell office:value-type="string">
            <text:p>remove_from_cart()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number-columns-repeated="3"/>
          <table:table-cell office:value-type="string">
            <text:p>update_wish_list()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number-columns-repeated="3"/>
          <table:table-cell office:value-type="string">
            <text:p>get_wish_list_contents()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wishlist.html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emptylist.html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number-columns-repeated="2"/>
          <table:table-cell office:value-type="string">
            <text:p>views/emptylist.html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269">
            <text:p>269</text:p>
          </table:table-cell>
          <table:table-cell office:value-type="string">
            <text:p>authorize.net</text:p>
          </table:table-cell>
          <table:table-cell office:value-type="string">
            <text:p>prepare testaccount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54">
            <text:p>254</text:p>
          </table:table-cell>
          <table:table-cell office:value-type="float" office:value="271">
            <text:p>271</text:p>
          </table:table-cell>
          <table:table-cell office:value-type="string">
            <text:p>ssl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table:number-columns-repeated="2"/>
          <table:table-cell office:value-type="string">
            <text:p>includes/checkout_header.html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55">
            <text:p>255</text:p>
          </table:table-cell>
          <table:table-cell office:value-type="float" office:value="272">
            <text:p>272</text:p>
          </table:table-cell>
          <table:table-cell office:value-type="string">
            <text:p>includes/form_functions.inc.php</text:p>
          </table:table-cell>
          <table:table-cell table:number-columns-repeated="4"/>
        </table:table-row>
        <table:table-row table:style-name="ro2">
          <table:table-cell office:value-type="float" office:value="105">
            <text:p>105</text:p>
          </table:table-cell>
          <table:table-cell table:number-columns-repeated="3"/>
          <table:table-cell office:value-type="string">
            <text:p>create_form_input()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315">
            <text:p>315</text:p>
          </table:table-cell>
          <table:table-cell office:value-type="float" office:value="332">
            <text:p>332</text:p>
          </table:table-cell>
          <table:table-cell/>
          <table:table-cell office:value-type="string">
            <text:p>create_form_input()</text:p>
          </table:table-cell>
          <table:table-cell office:value-type="string">
            <text:p>update query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office:value-type="string">
            <text:p>create stored procedures</text:p>
          </table:table-cell>
          <table:table-cell office:value-type="string">
            <text:p>clear_cart()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number-columns-repeated="3"/>
          <table:table-cell office:value-type="string">
            <text:p>add_transaction()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60">
            <text:p>260</text:p>
          </table:table-cell>
          <table:table-cell office:value-type="float" office:value="277">
            <text:p>277</text:p>
          </table:table-cell>
          <table:table-cell/>
          <table:table-cell office:value-type="string">
            <text:p>add_customer()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61">
            <text:p>261</text:p>
          </table:table-cell>
          <table:table-cell office:value-type="float" office:value="278">
            <text:p>278</text:p>
          </table:table-cell>
          <table:table-cell/>
          <table:table-cell office:value-type="string">
            <text:p>get_order_contents()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62">
            <text:p>262</text:p>
          </table:table-cell>
          <table:table-cell office:value-type="float" office:value="279">
            <text:p>279</text:p>
          </table:table-cell>
          <table:table-cell/>
          <table:table-cell office:value-type="string">
            <text:p>add_order()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267">
            <text:p>267</text:p>
          </table:table-cell>
          <table:table-cell office:value-type="float" office:value="284">
            <text:p>284</text:p>
          </table:table-cell>
          <table:table-cell office:value-type="string">
            <text:p>checkout.php</text:p>
          </table:table-cell>
          <table:table-cell office:value-type="string">
            <text:p>includ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number-columns-repeated="3"/>
          <table:table-cell office:value-type="string">
            <text:p>$_GET['session']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number-columns-repeated="3"/>
          <table:table-cell office:value-type="string">
            <text:p>session_id($uid)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68">
            <text:p>268</text:p>
          </table:table-cell>
          <table:table-cell office:value-type="float" office:value="285">
            <text:p>285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number-columns-repeated="3"/>
          <table:table-cell office:value-type="string">
            <text:p>$shipping_errors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69">
            <text:p>269</text:p>
          </table:table-cell>
          <table:table-cell office:value-type="float" office:value="286">
            <text:p>286</text:p>
          </table:table-cell>
          <table:table-cell/>
          <table:table-cell office:value-type="string">
            <text:p>validation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73">
            <text:p>273</text:p>
          </table:table-cell>
          <table:table-cell office:value-type="float" office:value="290">
            <text:p>290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checkout_header.html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74">
            <text:p>274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include</text:p>
          </table:table-cell>
          <table:table-cell office:value-type="string">
            <text:p>./htdocs/views/checkout.html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views/emptycart.html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footer.html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275">
            <text:p>275</text:p>
          </table:table-cell>
          <table:table-cell office:value-type="float" office:value="292">
            <text:p>292</text:p>
          </table:table-cell>
          <table:table-cell office:value-type="string">
            <text:p>views/checkout_cart.html</text:p>
          </table:table-cell>
          <table:table-cell table:number-columns-repeated="4"/>
        </table:table-row>
        <table:table-row table:style-name="ro2">
          <table:table-cell office:value-type="float" office:value="125">
            <text:p>12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product_functions.inc.php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298">
            <text:p>298</text:p>
          </table:table-cell>
          <table:table-cell/>
          <table:table-cell office:value-type="string">
            <text:p>$_SESSION['shipping']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279">
            <text:p>279</text:p>
          </table:table-cell>
          <table:table-cell office:value-type="float" office:value="296">
            <text:p>296</text:p>
          </table:table-cell>
          <table:table-cell office:value-type="string">
            <text:p>views/checkout.html</text:p>
          </table:table-cell>
          <table:table-cell office:value-type="string">
            <text:p>include</text:p>
          </table:table-cell>
          <table:table-cell office:value-type="string">
            <text:p>./views/checkout_cart.html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rm_funtions.inc.php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string">
            <text:p>billing.php</text:p>
          </table:table-cell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number-columns-repeated="3"/>
          <table:table-cell office:value-type="string">
            <text:p>session_start()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number-columns-repeated="2"/>
          <table:table-cell office:value-type="string">
            <text:p>if</text:p>
          </table:table-cell>
          <table:table-cell office:value-type="string">
            <text:p>isset</text:p>
          </table:table-cell>
          <table:table-cell office:value-type="string">
            <text:p>$_SESSION['customer_id']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include</text:p>
          </table:table-cell>
          <table:table-cell office:value-type="string">
            <text:p>./htdocs/includes/procedures.php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3"/>
          <table:table-cell office:value-type="string">
            <text:p>$billing_errors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checkout_header.html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number-columns-repeated="3"/>
          <table:table-cell office:value-type="string">
            <text:p>get_shopping_cart_contents()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88">
            <text:p>288</text:p>
          </table:table-cell>
          <table:table-cell office:value-type="float" office:value="305">
            <text:p>305</text:p>
          </table:table-cell>
          <table:table-cell office:value-type="string">
            <text:p>billing.php</text:p>
          </table:table-cell>
          <table:table-cell office:value-type="string">
            <text:p>validation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92">
            <text:p>292</text:p>
          </table:table-cell>
          <table:table-cell office:value-type="float" office:value="309">
            <text:p>309</text:p>
          </table:table-cell>
          <table:table-cell/>
          <table:table-cell office:value-type="string">
            <text:p>add_order()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317">
            <text:p>317</text:p>
          </table:table-cell>
          <table:table-cell office:value-type="string">
            <text:p>billing.php</text:p>
          </table:table-cell>
          <table:table-cell office:value-type="string">
            <text:p>isset</text:p>
          </table:table-cell>
          <table:table-cell office:value-type="string">
            <text:p>$_SESSION['order_id']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number-columns-repeated="3"/>
          <table:table-cell office:value-type="string">
            <text:p>require_once(BASE_URI.'gateway_setup.php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require_once(BASE_URI.'gateway_process.php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$reason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number-columns-repeated="3"/>
          <table:table-cell office:value-type="string">
            <text:p>$response</text:p>
          </table:table-cell>
          <table:table-cell office:value-type="string">
            <text:p>...</text:p>
          </table:table-cell>
          <table:table-cell office:value-type="string">
            <text:p>./htdocs/views/billing.html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84">
            <text:p>284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include</text:p>
          </table:table-cell>
          <table:table-cell office:value-type="string">
            <text:p>./views/emptycart.html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string">
            <text:p>views/billing.html</text:p>
          </table:table-cell>
          <table:table-cell office:value-type="string">
            <text:p>include</text:p>
          </table:table-cell>
          <table:table-cell office:value-type="string">
            <text:p>./htdocs/views/checkout_cart.html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86">
            <text:p>286</text:p>
          </table:table-cell>
          <table:table-cell office:value-type="float" office:value="303">
            <text:p>303</text:p>
          </table:table-cell>
          <table:table-cell/>
          <table:table-cell office:value-type="string">
            <text:p>include</text:p>
          </table:table-cell>
          <table:table-cell office:value-type="string">
            <text:p>./htdocs/includes/form_functions.inc.php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294">
            <text:p>294</text:p>
          </table:table-cell>
          <table:table-cell office:value-type="float" office:value="311">
            <text:p>311</text:p>
          </table:table-cell>
          <table:table-cell office:value-type="string">
            <text:p>includes/gateway_process.php</text:p>
          </table:table-cell>
          <table:table-cell table:number-columns-repeated="4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95">
            <text:p>295</text:p>
          </table:table-cell>
          <table:table-cell office:value-type="float" office:value="312">
            <text:p>312</text:p>
          </table:table-cell>
          <table:table-cell office:value-type="string">
            <text:p>includes/gateway_setup.php</text:p>
          </table:table-cell>
          <table:table-cell table:number-columns-repeated="4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302">
            <text:p>302</text:p>
          </table:table-cell>
          <table:table-cell office:value-type="float" office:value="319">
            <text:p>319</text:p>
          </table:table-cell>
          <table:table-cell office:value-type="string">
            <text:p>final.php</text:p>
          </table:table-cell>
          <table:table-cell office:value-type="string">
            <text:p>require</text:p>
          </table:table-cell>
          <table:table-cell office:value-type="string">
            <text:p>./htdocs/includes/config.php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03">
            <text:p>303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session_start()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number-columns-repeated="3"/>
          <table:table-cell office:value-type="string">
            <text:p>$uid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customer_id']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SESSION['response_code']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304">
            <text:p>304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office:value-type="string">
            <text:p>./htdocs/includes/procedures.php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table:number-columns-repeated="3"/>
          <table:table-cell office:value-type="string">
            <text:p>clear_cart()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email_receipt.php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htdocs/includes/checkout_header.html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views/final.html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$_SESSION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number-columns-repeated="3"/>
          <table:table-cell office:value-type="string">
            <text:p>session_destroy()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number-columns-repeated="2"/>
          <table:table-cell office:value-type="string">
            <text:p>final.html</text:p>
          </table:table-cell>
          <table:table-cell table:number-columns-repeated="4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07">
            <text:p>307</text:p>
          </table:table-cell>
          <table:table-cell office:value-type="float" office:value="324">
            <text:p>324</text:p>
          </table:table-cell>
          <table:table-cell office:value-type="string">
            <text:p>going live</text:p>
          </table:table-cell>
          <table:table-cell table:number-columns-repeated="4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string">
            <text:p>admin/includes/header.html</text:p>
          </table:table-cell>
          <table:table-cell table:number-columns-repeated="4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314">
            <text:p>314</text:p>
          </table:table-cell>
          <table:table-cell office:value-type="float" office:value="331">
            <text:p>331</text:p>
          </table:table-cell>
          <table:table-cell office:value-type="string">
            <text:p>admin/includes/header.html</text:p>
          </table:table-cell>
          <table:table-cell office:value-type="string">
            <text:p>superfish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313">
            <text:p>313</text:p>
          </table:table-cell>
          <table:table-cell office:value-type="float" office:value="330">
            <text:p>330</text:p>
          </table:table-cell>
          <table:table-cell office:value-type="string">
            <text:p>admin/includes/footer.html</text:p>
          </table:table-cell>
          <table:table-cell table:number-columns-repeated="4"/>
        </table:table-row>
        <table:table-row table:style-name="ro2">
          <table:table-cell office:value-type="float" office:value="169">
            <text:p>169</text:p>
          </table:table-cell>
          <table:table-cell table:number-columns-repeated="2"/>
          <table:table-cell office:value-type="string">
            <text:p>admin/index.php</text:p>
          </table:table-cell>
          <table:table-cell table:number-columns-repeated="4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17">
            <text:p>317</text:p>
          </table:table-cell>
          <table:table-cell office:value-type="float" office:value="334">
            <text:p>334</text:p>
          </table:table-cell>
          <table:table-cell office:value-type="string">
            <text:p>admin/add_other_product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number-columns-repeated="3"/>
          <table:table-cell office:value-type="string">
            <text:p>$add_product_errors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number-columns-repeated="3"/>
          <table:table-cell office:value-type="string">
            <text:p>validation</text:p>
          </table:table-cell>
          <table:table-cell office:value-type="string">
            <text:p>$_POST['category']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318">
            <text:p>318</text:p>
          </table:table-cell>
          <table:table-cell office:value-type="float" office:value="335">
            <text:p>335</text:p>
          </table:table-cell>
          <table:table-cell table:number-columns-repeated="2"/>
          <table:table-cell office:value-type="string">
            <text:p>$_POST['price']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number-columns-repeated="4"/>
          <table:table-cell office:value-type="string">
            <text:p>$_POST['stock']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number-columns-repeated="4"/>
          <table:table-cell office:value-type="string">
            <text:p>$_POST['name']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number-columns-repeated="4"/>
          <table:table-cell office:value-type="string">
            <text:p>$_POST['description']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number-columns-repeated="4"/>
          <table:table-cell office:value-type="string">
            <text:p>$_FILES['image']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321">
            <text:p>321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$add_product_errors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form_functions.inc.php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324">
            <text:p>324</text:p>
          </table:table-cell>
          <table:table-cell office:value-type="float" office:value="341">
            <text:p>341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326">
            <text:p>326</text:p>
          </table:table-cell>
          <table:table-cell office:value-type="float" office:value="343">
            <text:p>343</text:p>
          </table:table-cell>
          <table:table-cell office:value-type="string">
            <text:p>add_specific_coffee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POST['category']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number-columns-repeated="3"/>
          <table:table-cell office:value-type="string">
            <text:p>validation</text:p>
          </table:table-cell>
          <table:table-cell office:value-type="string">
            <text:p>$_POST['stock']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327">
            <text:p>327</text:p>
          </table:table-cell>
          <table:table-cell office:value-type="float" office:value="344">
            <text:p>344</text:p>
          </table:table-cell>
          <table:table-cell/>
          <table:table-cell office:value-type="string">
            <text:p>$size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number-columns-repeated="3"/>
          <table:table-cell office:value-type="string">
            <text:p>$caf_decaf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number-columns-repeated="3"/>
          <table:table-cell office:value-type="string">
            <text:p>$ground_whole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number-columns-repeated="3"/>
          <table:table-cell office:value-type="string">
            <text:p>$price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number-columns-repeated="3"/>
          <table:table-cell office:value-type="string">
            <text:p>$stock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30">
            <text:p>330</text:p>
          </table:table-cell>
          <table:table-cell office:value-type="float" office:value="347">
            <text:p>34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331">
            <text:p>331</text:p>
          </table:table-cell>
          <table:table-cell office:value-type="float" office:value="348">
            <text:p>348</text:p>
          </table:table-cell>
          <table:table-cell office:value-type="string">
            <text:p>admin/add_inventory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332">
            <text:p>332</text:p>
          </table:table-cell>
          <table:table-cell office:value-type="float" office:value="349">
            <text:p>349</text:p>
          </table:table-cell>
          <table:table-cell/>
          <table:table-cell office:value-type="string">
            <text:p>$q1</text:p>
          </table:table-cell>
          <table:table-cell office:value-type="string">
            <text:p>UPdate query</text:p>
          </table:table-cell>
          <table:table-cell office:value-type="string">
            <text:p>specific_coffees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table:number-columns-repeated="3"/>
          <table:table-cell office:value-type="string">
            <text:p>$q2</text:p>
          </table:table-cell>
          <table:table-cell office:value-type="string">
            <text:p>uPdate query</text:p>
          </table:table-cell>
          <table:table-cell office:value-type="string">
            <text:p>non_coffee_products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table:number-columns-repeated="3"/>
          <table:table-cell office:value-type="string">
            <text:p>form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335">
            <text:p>335</text:p>
          </table:table-cell>
          <table:table-cell office:value-type="float" office:value="352">
            <text:p>352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office:value-type="string">
            <text:p>admin/create_sale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number-columns-repeated="3"/>
          <table:table-cell office:value-type="string">
            <text:p>$_SERVER['REQUEST_METHOD']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number-columns-repeated="3"/>
          <table:table-cell office:value-type="string">
            <text:p>isset</text:p>
          </table:table-cell>
          <table:table-cell office:value-type="string">
            <text:p>$_POST['sale_price']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number-columns-repeated="4"/>
          <table:table-cell office:value-type="string">
            <text:p>$_POST['start_date']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number-columns-repeated="4"/>
          <table:table-cell office:value-type="string">
            <text:p>$_POST['end_date']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../includes/product_functions.inc.php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338">
            <text:p>338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form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340">
            <text:p>340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41">
            <text:p>341</text:p>
          </table:table-cell>
          <table:table-cell office:value-type="float" office:value="358">
            <text:p>358</text:p>
          </table:table-cell>
          <table:table-cell office:value-type="string">
            <text:p>admin/view_orders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42">
            <text:p>342</text:p>
          </table:table-cell>
          <table:table-cell office:value-type="float" office:value="359">
            <text:p>359</text:p>
          </table:table-cell>
          <table:table-cell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string">
            <text:p>admin/view_orders.php</text:p>
          </table:table-cell>
          <table:table-cell office:value-type="string">
            <text:p>update</text:p>
          </table:table-cell>
          <table:table-cell office:value-type="string">
            <text:p>$q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number-columns-repeated="4"/>
          <table:table-cell office:value-type="string">
            <text:p>order_contents()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52">
            <text:p>352</text:p>
          </table:table-cell>
          <table:table-cell office:value-type="float" office:value="369">
            <text:p>369</text:p>
          </table:table-cell>
          <table:table-cell table:number-columns-repeated="2"/>
          <table:table-cell office:value-type="string">
            <text:p>specific_coffees()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344">
            <text:p>344</text:p>
          </table:table-cell>
          <table:table-cell office:value-type="float" office:value="361">
            <text:p>361</text:p>
          </table:table-cell>
          <table:table-cell office:value-type="string">
            <text:p>admin/view_order.php</text:p>
          </table:table-cell>
          <table:table-cell office:value-type="string">
            <text:p>require</text:p>
          </table:table-cell>
          <table:table-cell office:value-type="string">
            <text:p>../includes/config.inc.php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number-columns-repeated="3"/>
          <table:table-cell office:value-type="string">
            <text:p>$page_title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./includes/header.html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number-columns-repeated="3"/>
          <table:table-cell office:value-type="string">
            <text:p>$order_id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45">
            <text:p>345</text:p>
          </table:table-cell>
          <table:table-cell office:value-type="float" office:value="362">
            <text:p>362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number-columns-repeated="3"/>
          <table:table-cell office:value-type="string">
            <text:p>$q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349">
            <text:p>349</text:p>
          </table:table-cell>
          <table:table-cell office:value-type="float" office:value="366">
            <text:p>366</text:p>
          </table:table-cell>
          <table:table-cell/>
          <table:table-cell office:value-type="string">
            <text:p>include</text:p>
          </table:table-cell>
          <table:table-cell office:value-type="string">
            <text:p>./includes/footer.html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number-columns-repeated="2"/>
          <table:table-cell office:value-type="string">
            <text:p>admin/gateway_setup_admin.php</text:p>
          </table:table-cell>
          <table:table-cell table:number-columns-repeated="4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350">
            <text:p>350</text:p>
          </table:table-cell>
          <table:table-cell office:value-type="float" office:value="367">
            <text:p>367</text:p>
          </table:table-cell>
          <table:table-cell office:value-type="string">
            <text:p>admin/gateway_process.php</text:p>
          </table:table-cell>
          <table:table-cell table:number-columns-repeated="4"/>
        </table:table-row>
        <table:table-row table:style-name="ro2">
          <table:table-cell office:value-type="float" office:value="240">
            <text:p>240</text:p>
          </table:table-cell>
          <table:table-cell table:number-columns-repeated="7"/>
        </table:table-row>
        <table:table-row table:style-name="ro2" table:number-rows-repeated="1048307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2">2023-05-22</text:date>, <text:time>22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double</meta:initial-creator>
    <meta:creation-date>2023-02-13T14:33:31.63</meta:creation-date>
    <meta:generator>OpenOffice/4.1.13$Win32 OpenOffice.org_project/4113m1$Build-9810</meta:generator>
    <dc:date>2023-05-22T22:49:29.80</dc:date>
    <dc:creator>don double</dc:creator>
    <meta:editing-duration>P14DT2H21M48S</meta:editing-duration>
    <meta:editing-cycles>62</meta:editing-cycles>
    <meta:document-statistic meta:table-count="5" meta:cell-count="2241" meta:object-count="0"/>
  </office:meta>
</office:document-meta>
</file>